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6.442cm"/>
    </style:style>
    <style:style style:name="co4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SPLIT 2</text:p>
          </table:table-cell>
          <table:table-cell table:number-columns-repeated="9"/>
          <table:table-cell office:value-type="string">
            <text:p>SPLIT 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5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4"/>
          <table:table-cell table:style-name="ce1"/>
          <table:table-cell office:value-type="string">
            <text:p>RANDOM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3" table:style-name="ce3" office:value-type="float" office:value="0">
            <text:p>0</text:p>
          </table:table-cell>
          <table:table-cell table:style-name="ce2" office:value-type="string">
            <text:p>.4286</text:p>
          </table:table-cell>
          <table:table-cell table:style-name="ce1" office:value-type="string">
            <text:p>.533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/>
          <table:table-cell table:style-name="ce1"/>
          <table:table-cell table:number-columns-repeated="3"/>
          <table:table-cell office:value-type="string">
            <text:p>RANDOM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3" office:value-type="string">
            <text:p>.2034</text:p>
          </table:table-cell>
          <table:table-cell table:style-name="ce3" office:value-type="string">
            <text:p>.2029</text:p>
          </table:table-cell>
          <table:table-cell table:style-name="ce1" office:value-type="string">
            <text:p>.3273</text:p>
          </table:table-cell>
          <table:table-cell table:style-name="ce3" office:value-type="string">
            <text:p>.3103</text:p>
          </table:table-cell>
          <table:table-cell table:style-name="ce3" office:value-type="string">
            <text:p>.235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/>
          <table:table-cell table:number-columns-repeated="4"/>
          <table:table-cell office:value-type="string">
            <text:p>RANDOM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3" office:value-type="string">
            <text:p>.5140</text:p>
          </table:table-cell>
          <table:table-cell table:style-name="ce1" office:value-type="string">
            <text:p>.5556</text:p>
          </table:table-cell>
          <table:table-cell table:style-name="ce3" office:value-type="string">
            <text:p>.4878</text:p>
          </table:table-cell>
          <table:table-cell table:style-name="ce3" office:value-type="string">
            <text:p>.4321</text:p>
          </table:table-cell>
          <table:table-cell table:style-name="ce3" office:value-type="string">
            <text:p>.3250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3"/>
          <table:table-cell table:style-name="ce1"/>
          <table:table-cell/>
          <table:table-cell office:value-type="string">
            <text:p>RANDOM</text:p>
          </table:table-cell>
          <table:table-cell table:number-columns-repeated="3"/>
          <table:table-cell office:value-type="string">
            <text:p>Precedent</text:p>
          </table:table-cell>
          <table:table-cell table:style-name="ce1" office:value-type="string">
            <text:p>.7821</text:p>
          </table:table-cell>
          <table:table-cell table:style-name="ce3" office:value-type="string">
            <text:p>.7575</text:p>
          </table:table-cell>
          <table:table-cell table:style-name="ce3" office:value-type="string">
            <text:p>.7486</text:p>
          </table:table-cell>
          <table:table-cell table:style-name="ce3" office:value-type="string">
            <text:p>.7430</text:p>
          </table:table-cell>
          <table:table-cell table:style-name="ce3" office:value-type="string">
            <text:p>.7313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3"/>
          <table:table-cell table:style-name="ce4"/>
          <table:table-cell/>
          <table:table-cell office:value-type="string">
            <text:p>RANDOM</text:p>
          </table:table-cell>
          <table:table-cell table:number-columns-repeated="3"/>
          <table:table-cell office:value-type="string">
            <text:p>Rule</text:p>
          </table:table-cell>
          <table:table-cell table:style-name="ce3" office:value-type="string">
            <text:p>.4424</text:p>
          </table:table-cell>
          <table:table-cell table:style-name="ce4" office:value-type="string">
            <text:p>.4966</text:p>
          </table:table-cell>
          <table:table-cell table:style-name="ce3" office:value-type="string">
            <text:p>.4609</text:p>
          </table:table-cell>
          <table:table-cell table:style-name="ce3" office:value-type="string">
            <text:p>.4068</text:p>
          </table:table-cell>
          <table:table-cell table:style-name="ce3" office:value-type="string">
            <text:p>.4240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4"/>
          <table:table-cell table:style-name="ce1"/>
          <table:table-cell office:value-type="string">
            <text:p>RANDOM</text:p>
          </table:table-cell>
          <table:table-cell table:number-columns-repeated="3"/>
          <table:table-cell office:value-type="string">
            <text:p>Macro </text:p>
          </table:table-cell>
          <table:table-cell table:style-name="ce3" office:value-type="string">
            <text:p>.3884</text:p>
          </table:table-cell>
          <table:table-cell table:style-name="ce3" office:value-type="string">
            <text:p>.4025</text:p>
          </table:table-cell>
          <table:table-cell table:style-name="ce3" office:value-type="string">
            <text:p>.4049</text:p>
          </table:table-cell>
          <table:table-cell table:style-name="ce1" office:value-type="string">
            <text:p>.4642</text:p>
          </table:table-cell>
          <table:table-cell table:style-name="ce3" office:value-type="string">
            <text:p>.4498</text:p>
          </table:table-cell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4"/>
          <table:table-cell table:style-name="ce1"/>
          <table:table-cell office:value-type="string">
            <text:p>RANDOM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3" office:value-type="string">
            <text:p>.4081</text:p>
          </table:table-cell>
          <table:table-cell table:style-name="ce3" office:value-type="string">
            <text:p>.4180</text:p>
          </table:table-cell>
          <table:table-cell table:style-name="ce3" office:value-type="string">
            <text:p>.4032</text:p>
          </table:table-cell>
          <table:table-cell table:style-name="ce3" office:value-type="string">
            <text:p>.5261</text:p>
          </table:table-cell>
          <table:table-cell table:style-name="ce1" office:value-type="string">
            <text:p>.5629</text:p>
          </table:table-cell>
          <table:table-cell office:value-type="string">
            <text:p>RANDOM</text:p>
          </table:table-cell>
        </table:table-row>
        <table:table-row table:style-name="ro1">
          <table:table-cell table:number-columns-repeated="12"/>
          <table:table-cell table:style-name="ce3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4000</text:p>
          </table:table-cell>
          <table:table-cell table:style-name="ce3" office:value-type="string">
            <text:p>.4000</text:p>
          </table:table-cell>
          <table:table-cell table:style-name="ce1" office:value-type="string">
            <text:p>.6667</text:p>
          </table:table-cell>
          <table:table-cell table:style-name="ce3" office:value-type="string">
            <text:p>.4000</text:p>
          </table:table-cell>
          <table:table-cell table:style-name="ce1" office:value-type="string">
            <text:p>.6667</text:p>
          </table:table-cell>
          <table:table-cell office:value-type="string">
            <text:p>KNN</text:p>
          </table:table-cell>
          <table:table-cell office:value-type="float" office:value="6695">
            <text:p>6695</text:p>
          </table:table-cell>
          <table:table-cell table:number-columns-repeated="2"/>
          <table:table-cell office:value-type="string">
            <text:p>Authoritative</text:p>
          </table:table-cell>
          <table:table-cell table:number-columns-repeated="2" table:style-name="ce2" office:value-type="string">
            <text:p>.3077</text:p>
          </table:table-cell>
          <table:table-cell table:style-name="ce3" office:value-type="string">
            <text:p>.1667</text:p>
          </table:table-cell>
          <table:table-cell table:style-name="ce3" office:value-type="string">
            <text:p>.2857</text:p>
          </table:table-cell>
          <table:table-cell table:style-name="ce4" office:value-type="string">
            <text:p>.6250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3" office:value-type="string">
            <text:p>.4000</text:p>
          </table:table-cell>
          <table:table-cell table:style-name="ce4" office:value-type="string">
            <text:p>.5882</text:p>
          </table:table-cell>
          <table:table-cell table:style-name="ce2" office:value-type="string">
            <text:p>.5556</text:p>
          </table:table-cell>
          <table:table-cell table:style-name="ce3" office:value-type="string">
            <text:p>.4545</text:p>
          </table:table-cell>
          <table:table-cell table:style-name="ce2" office:value-type="string">
            <text:p>.5000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3" office:value-type="string">
            <text:p>.3390</text:p>
          </table:table-cell>
          <table:table-cell table:style-name="ce3" office:value-type="string">
            <text:p>.5000</text:p>
          </table:table-cell>
          <table:table-cell table:style-name="ce2" office:value-type="string">
            <text:p>.6071</text:p>
          </table:table-cell>
          <table:table-cell table:style-name="ce2" office:value-type="string">
            <text:p>.6182</text:p>
          </table:table-cell>
          <table:table-cell table:style-name="ce1" office:value-type="string">
            <text:p>.6296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4" office:value-type="string">
            <text:p>.4364</text:p>
          </table:table-cell>
          <table:table-cell table:style-name="ce3" office:value-type="string">
            <text:p>.3793</text:p>
          </table:table-cell>
          <table:table-cell table:style-name="ce2" office:value-type="string">
            <text:p>.3774</text:p>
          </table:table-cell>
          <table:table-cell table:style-name="ce2" office:value-type="string">
            <text:p>.3390</text:p>
          </table:table-cell>
          <table:table-cell table:style-name="ce2" office:value-type="string">
            <text:p>.4286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3" office:value-type="string">
            <text:p>.5389</text:p>
          </table:table-cell>
          <table:table-cell table:style-name="ce4" office:value-type="string">
            <text:p>.5763</text:p>
          </table:table-cell>
          <table:table-cell table:style-name="ce2" office:value-type="string">
            <text:p>.5318</text:p>
          </table:table-cell>
          <table:table-cell table:style-name="ce2" office:value-type="string">
            <text:p>.5089</text:p>
          </table:table-cell>
          <table:table-cell table:style-name="ce2" office:value-type="string">
            <text:p>.5311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2" office:value-type="string">
            <text:p>.8523</text:p>
          </table:table-cell>
          <table:table-cell table:style-name="ce2" office:value-type="string">
            <text:p>.8256</text:p>
          </table:table-cell>
          <table:table-cell table:style-name="ce2" office:value-type="string">
            <text:p>.8161</text:p>
          </table:table-cell>
          <table:table-cell table:style-name="ce3" office:value-type="string">
            <text:p>.8306</text:p>
          </table:table-cell>
          <table:table-cell table:style-name="ce4" office:value-type="string">
            <text:p>.8556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Precedent</text:p>
          </table:table-cell>
          <table:table-cell table:style-name="ce2" office:value-type="string">
            <text:p>.7905</text:p>
          </table:table-cell>
          <table:table-cell table:style-name="ce2" office:value-type="string">
            <text:p>.7961</text:p>
          </table:table-cell>
          <table:table-cell table:style-name="ce3" office:value-type="string">
            <text:p>.7911</text:p>
          </table:table-cell>
          <table:table-cell table:style-name="ce2" office:value-type="string">
            <text:p>.7791</text:p>
          </table:table-cell>
          <table:table-cell table:style-name="ce4" office:value-type="string">
            <text:p>.8000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3" office:value-type="string">
            <text:p>.6577</text:p>
          </table:table-cell>
          <table:table-cell table:style-name="ce4" office:value-type="string">
            <text:p>.6755</text:p>
          </table:table-cell>
          <table:table-cell table:style-name="ce3" office:value-type="string">
            <text:p>.6711</text:p>
          </table:table-cell>
          <table:table-cell table:style-name="ce3" office:value-type="string">
            <text:p>.6667</text:p>
          </table:table-cell>
          <table:table-cell table:style-name="ce2" office:value-type="string">
            <text:p>.6579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Rule</text:p>
          </table:table-cell>
          <table:table-cell table:style-name="ce2" office:value-type="string">
            <text:p>.4585</text:p>
          </table:table-cell>
          <table:table-cell table:style-name="ce1" office:value-type="string">
            <text:p>.4677</text:p>
          </table:table-cell>
          <table:table-cell table:style-name="ce3" office:value-type="string">
            <text:p>.4583</text:p>
          </table:table-cell>
          <table:table-cell table:style-name="ce3" office:value-type="string">
            <text:p>.4508</text:p>
          </table:table-cell>
          <table:table-cell table:style-name="ce2" office:value-type="string">
            <text:p>.4615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2" office:value-type="string">
            <text:p>.5493</text:p>
          </table:table-cell>
          <table:table-cell table:style-name="ce3" office:value-type="string">
            <text:p>.5737</text:p>
          </table:table-cell>
          <table:table-cell table:style-name="ce2" office:value-type="string">
            <text:p>.6173</text:p>
          </table:table-cell>
          <table:table-cell office:value-type="string">
            <text:p>.5382</text:p>
          </table:table-cell>
          <table:table-cell table:style-name="ce1" office:value-type="string">
            <text:p>.621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 </text:p>
          </table:table-cell>
          <table:table-cell table:style-name="ce2" office:value-type="string">
            <text:p>.4869</text:p>
          </table:table-cell>
          <table:table-cell table:style-name="ce2" office:value-type="string">
            <text:p>.5296</text:p>
          </table:table-cell>
          <table:table-cell table:style-name="ce3" office:value-type="string">
            <text:p>.5110</text:p>
          </table:table-cell>
          <table:table-cell table:style-name="ce3" office:value-type="string">
            <text:p>.5285</text:p>
          </table:table-cell>
          <table:table-cell table:style-name="ce4" office:value-type="string">
            <text:p>.609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2" office:value-type="string">
            <text:p>.6367</text:p>
          </table:table-cell>
          <table:table-cell table:style-name="ce3" office:value-type="string">
            <text:p>.6337</text:p>
          </table:table-cell>
          <table:table-cell table:style-name="ce3" office:value-type="string">
            <text:p>.7179</text:p>
          </table:table-cell>
          <table:table-cell office:value-type="string">
            <text:p>.6324</text:p>
          </table:table-cell>
          <table:table-cell table:style-name="ce1" office:value-type="string">
            <text:p>.7267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2" office:value-type="string">
            <text:p>.5189</text:p>
          </table:table-cell>
          <table:table-cell table:style-name="ce2" office:value-type="string">
            <text:p>.5238</text:p>
          </table:table-cell>
          <table:table-cell table:style-name="ce3" office:value-type="string">
            <text:p>.4720</text:p>
          </table:table-cell>
          <table:table-cell table:style-name="ce3" office:value-type="string">
            <text:p>.5052</text:p>
          </table:table-cell>
          <table:table-cell table:style-name="ce4" office:value-type="string">
            <text:p>.6288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12"/>
          <table:table-cell table:style-name="ce3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4000</text:p>
          </table:table-cell>
          <table:table-cell table:style-name="ce4" office:value-type="string">
            <text:p>.6667</text:p>
          </table:table-cell>
          <table:table-cell table:style-name="ce1" office:value-type="string">
            <text:p>.6667</text:p>
          </table:table-cell>
          <table:table-cell office:value-type="string">
            <text:p>LOUVAIN15</text:p>
          </table:table-cell>
          <table:table-cell office:value-type="float" office:value="5925">
            <text:p>5925</text:p>
          </table:table-cell>
          <table:table-cell table:number-columns-repeated="2"/>
          <table:table-cell office:value-type="string">
            <text:p>Authoritative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string">
            <text:p>.3077</text:p>
          </table:table-cell>
          <table:table-cell table:style-name="ce1" office:value-type="string">
            <text:p>.4289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636</text:p>
          </table:table-cell>
          <table:table-cell office:value-type="string">
            <text:p>.3000</text:p>
          </table:table-cell>
          <table:table-cell office:value-type="string">
            <text:p>.3158</text:p>
          </table:table-cell>
          <table:table-cell table:number-columns-repeated="2" table:style-name="ce1" office:value-type="string">
            <text:p>.4000</text:p>
          </table:table-cell>
          <table:table-cell office:value-type="string">
            <text:p>LOUVAIN15 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3" office:value-type="string">
            <text:p>.3448</text:p>
          </table:table-cell>
          <table:table-cell table:style-name="ce3" office:value-type="string">
            <text:p>.4815</text:p>
          </table:table-cell>
          <table:table-cell table:style-name="ce3" office:value-type="string">
            <text:p>.4688</text:p>
          </table:table-cell>
          <table:table-cell table:style-name="ce3" office:value-type="string">
            <text:p>.5769</text:p>
          </table:table-cell>
          <table:table-cell table:style-name="ce1" office:value-type="string">
            <text:p>.6383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492</text:p>
          </table:table-cell>
          <table:table-cell office:value-type="string">
            <text:p>.2319</text:p>
          </table:table-cell>
          <table:table-cell office:value-type="string">
            <text:p>.2462</text:p>
          </table:table-cell>
          <table:table-cell office:value-type="string">
            <text:p>.2069</text:p>
          </table:table-cell>
          <table:table-cell office:value-type="string">
            <text:p>.2759</text:p>
          </table:table-cell>
          <table:table-cell office:value-type="string">
            <text:p>LOUVAIN15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1" office:value-type="string">
            <text:p>.5172</text:p>
          </table:table-cell>
          <table:table-cell table:style-name="ce3" office:value-type="string">
            <text:p>.4835</text:p>
          </table:table-cell>
          <table:table-cell table:style-name="ce3" office:value-type="string">
            <text:p>.4943</text:p>
          </table:table-cell>
          <table:table-cell table:style-name="ce3" office:value-type="string">
            <text:p>.4588</text:p>
          </table:table-cell>
          <table:table-cell table:style-name="ce3" office:value-type="string">
            <text:p>.415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692</text:p>
          </table:table-cell>
          <table:table-cell office:value-type="string">
            <text:p>.8046</text:p>
          </table:table-cell>
          <table:table-cell office:value-type="string">
            <text:p>.7956</text:p>
          </table:table-cell>
          <table:table-cell office:value-type="string">
            <text:p>.8132</text:p>
          </table:table-cell>
          <table:table-cell table:style-name="ce1" office:value-type="string">
            <text:p>.8152</text:p>
          </table:table-cell>
          <table:table-cell office:value-type="string">
            <text:p>LOUVAIN15 </text:p>
          </table:table-cell>
          <table:table-cell table:number-columns-repeated="3"/>
          <table:table-cell office:value-type="string">
            <text:p>Precedent</text:p>
          </table:table-cell>
          <table:table-cell table:style-name="ce3" office:value-type="string">
            <text:p>.7616</text:p>
          </table:table-cell>
          <table:table-cell table:style-name="ce3" office:value-type="string">
            <text:p>.7638</text:p>
          </table:table-cell>
          <table:table-cell table:style-name="ce3" office:value-type="string">
            <text:p>.7647</text:p>
          </table:table-cell>
          <table:table-cell table:style-name="ce3" office:value-type="string">
            <text:p>.7403</text:p>
          </table:table-cell>
          <table:table-cell table:style-name="ce1" office:value-type="string">
            <text:p>.770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267</text:p>
          </table:table-cell>
          <table:table-cell office:value-type="string">
            <text:p>.6115</text:p>
          </table:table-cell>
          <table:table-cell office:value-type="string">
            <text:p>.6329</text:p>
          </table:table-cell>
          <table:table-cell office:value-type="string">
            <text:p>.6405</text:p>
          </table:table-cell>
          <table:table-cell table:style-name="ce1" office:value-type="string">
            <text:p>.6447</text:p>
          </table:table-cell>
          <table:table-cell office:value-type="string">
            <text:p>LOUVAIN15 </text:p>
          </table:table-cell>
          <table:table-cell table:number-columns-repeated="3"/>
          <table:table-cell office:value-type="string">
            <text:p>Rule</text:p>
          </table:table-cell>
          <table:table-cell table:style-name="ce3" office:value-type="string">
            <text:p>.4231</text:p>
          </table:table-cell>
          <table:table-cell table:style-name="ce1" office:value-type="string">
            <text:p>.4524</text:p>
          </table:table-cell>
          <table:table-cell table:style-name="ce3" office:value-type="string">
            <text:p>.4409</text:p>
          </table:table-cell>
          <table:table-cell table:style-name="ce2" office:value-type="string">
            <text:p>.4516</text:p>
          </table:table-cell>
          <table:table-cell table:style-name="ce3" office:value-type="string">
            <text:p>.4259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table:style-name="ce3" office:value-type="string">
            <text:p>.4217</text:p>
          </table:table-cell>
          <table:table-cell table:style-name="ce3" office:value-type="string">
            <text:p>.3896</text:p>
          </table:table-cell>
          <table:table-cell table:style-name="ce3" office:value-type="string">
            <text:p>.4781</text:p>
          </table:table-cell>
          <table:table-cell table:style-name="ce2" office:value-type="string">
            <text:p>.5455</text:p>
          </table:table-cell>
          <table:table-cell table:style-name="ce1" office:value-type="string">
            <text:p>.5605</text:p>
          </table:table-cell>
          <table:table-cell office:value-type="string">
            <text:p>LOUVAIN15</text:p>
          </table:table-cell>
          <table:table-cell table:number-columns-repeated="3"/>
          <table:table-cell office:value-type="string">
            <text:p>Macro </text:p>
          </table:table-cell>
          <table:table-cell table:style-name="ce3" office:value-type="string">
            <text:p>.4093</text:p>
          </table:table-cell>
          <table:table-cell table:style-name="ce3" office:value-type="string">
            <text:p>.4362</text:p>
          </table:table-cell>
          <table:table-cell table:style-name="ce3" office:value-type="string">
            <text:p>.4337</text:p>
          </table:table-cell>
          <table:table-cell table:style-name="ce3" office:value-type="string">
            <text:p>.5071</text:p>
          </table:table-cell>
          <table:table-cell table:style-name="ce1" office:value-type="string">
            <text:p>.5363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table:style-name="ce3" office:value-type="string">
            <text:p>.4653</text:p>
          </table:table-cell>
          <table:table-cell table:style-name="ce3" office:value-type="string">
            <text:p>.4720</text:p>
          </table:table-cell>
          <table:table-cell table:style-name="ce3" office:value-type="string">
            <text:p>.6095</text:p>
          </table:table-cell>
          <table:table-cell table:style-name="ce2" office:value-type="string">
            <text:p>.7068</text:p>
          </table:table-cell>
          <table:table-cell table:style-name="ce1" office:value-type="string">
            <text:p>.7089</text:p>
          </table:table-cell>
          <table:table-cell office:value-type="string">
            <text:p>LOUVAIN15 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3" office:value-type="string">
            <text:p>.3949</text:p>
          </table:table-cell>
          <table:table-cell table:style-name="ce3" office:value-type="string">
            <text:p>.4054</text:p>
          </table:table-cell>
          <table:table-cell table:style-name="ce3" office:value-type="string">
            <text:p>.4019</text:p>
          </table:table-cell>
          <table:table-cell table:style-name="ce3" office:value-type="string">
            <text:p>.4999</text:p>
          </table:table-cell>
          <table:table-cell table:style-name="ce1" office:value-type="string">
            <text:p>.5426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5"/>
          <table:table-cell table:style-name="ce3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style-name="ce2" office:value-type="string">
            <text:p>.4000</text:p>
          </table:table-cell>
          <table:table-cell table:number-columns-repeated="3" table:style-name="ce2" office:value-type="string">
            <text:p>.6667</text:p>
          </table:table-cell>
          <table:table-cell table:style-name="ce1" office:value-type="string">
            <text:p>.8571</text:p>
          </table:table-cell>
          <table:table-cell office:value-type="string">
            <text:p>LOUVAIN15 SMALL</text:p>
          </table:table-cell>
          <table:table-cell office:value-type="float" office:value="7122">
            <text:p>7122</text:p>
          </table:table-cell>
          <table:table-cell table:number-columns-repeated="2"/>
          <table:table-cell office:value-type="string">
            <text:p>Authoritative</text:p>
          </table:table-cell>
          <table:table-cell table:number-columns-repeated="2" table:style-name="ce3" office:value-type="string">
            <text:p>.1667</text:p>
          </table:table-cell>
          <table:table-cell table:style-name="ce3" office:value-type="string">
            <text:p>.3077</text:p>
          </table:table-cell>
          <table:table-cell table:style-name="ce4" office:value-type="string">
            <text:p>.4286</text:p>
          </table:table-cell>
          <table:table-cell table:style-name="ce1" office:value-type="string">
            <text:p>.4286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table:style-name="ce1" office:value-type="string">
            <text:p>.5000</text:p>
          </table:table-cell>
          <table:table-cell office:value-type="string">
            <text:p>.4000</text:p>
          </table:table-cell>
          <table:table-cell office:value-type="string">
            <text:p>.3846</text:p>
          </table:table-cell>
          <table:table-cell table:style-name="ce2" office:value-type="string">
            <text:p>.4762</text:p>
          </table:table-cell>
          <table:table-cell office:value-type="string">
            <text:p>.3636</text:p>
          </table:table-cell>
          <table:table-cell office:value-type="string">
            <text:p>LOUVAIN15 SMALL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2" office:value-type="string">
            <text:p>.3667</text:p>
          </table:table-cell>
          <table:table-cell table:style-name="ce2" office:value-type="string">
            <text:p>.5517</text:p>
          </table:table-cell>
          <table:table-cell table:style-name="ce3" office:value-type="string">
            <text:p>.5965</text:p>
          </table:table-cell>
          <table:table-cell table:style-name="ce3" office:value-type="string">
            <text:p>.5882</text:p>
          </table:table-cell>
          <table:table-cell table:style-name="ce4" office:value-type="string">
            <text:p>.6400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500</text:p>
          </table:table-cell>
          <table:table-cell table:style-name="ce4" office:value-type="string">
            <text:p>.3810</text:p>
          </table:table-cell>
          <table:table-cell office:value-type="string">
            <text:p>.3235</text:p>
          </table:table-cell>
          <table:table-cell office:value-type="string">
            <text:p>.3051</text:p>
          </table:table-cell>
          <table:table-cell office:value-type="string">
            <text:p>.3448</text:p>
          </table:table-cell>
          <table:table-cell office:value-type="string">
            <text:p>LOUVAIN15 SMALL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4" office:value-type="string">
            <text:p>.5506</text:p>
          </table:table-cell>
          <table:table-cell table:style-name="ce3" office:value-type="string">
            <text:p>.5140</text:p>
          </table:table-cell>
          <table:table-cell table:style-name="ce3" office:value-type="string">
            <text:p>.4914</text:p>
          </table:table-cell>
          <table:table-cell table:style-name="ce3" office:value-type="string">
            <text:p>.4304</text:p>
          </table:table-cell>
          <table:table-cell table:style-name="ce3" office:value-type="string">
            <text:p>.4444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092</text:p>
          </table:table-cell>
          <table:table-cell office:value-type="string">
            <text:p>.8046</text:p>
          </table:table-cell>
          <table:table-cell office:value-type="string">
            <text:p>.8144</text:p>
          </table:table-cell>
          <table:table-cell table:style-name="ce4" office:value-type="string">
            <text:p>.8432</text:p>
          </table:table-cell>
          <table:table-cell table:style-name="ce1" office:value-type="string">
            <text:p>.8432</text:p>
          </table:table-cell>
          <table:table-cell office:value-type="string">
            <text:p>LOUVAIN15 SMALL</text:p>
          </table:table-cell>
          <table:table-cell table:number-columns-repeated="3"/>
          <table:table-cell office:value-type="string">
            <text:p>Precedent</text:p>
          </table:table-cell>
          <table:table-cell table:style-name="ce3" office:value-type="string">
            <text:p>.7635</text:p>
          </table:table-cell>
          <table:table-cell table:style-name="ce1" office:value-type="string">
            <text:p>.7937</text:p>
          </table:table-cell>
          <table:table-cell table:style-name="ce3" office:value-type="string">
            <text:p>.7813</text:p>
          </table:table-cell>
          <table:table-cell table:style-name="ce3" office:value-type="string">
            <text:p>.7580</text:p>
          </table:table-cell>
          <table:table-cell table:style-name="ce3" office:value-type="string">
            <text:p>.7674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table:style-name="ce2" office:value-type="string">
            <text:p>.6667</text:p>
          </table:table-cell>
          <table:table-cell office:value-type="string">
            <text:p>.6711</text:p>
          </table:table-cell>
          <table:table-cell table:style-name="ce1" office:value-type="string">
            <text:p>.6806</text:p>
          </table:table-cell>
          <table:table-cell table:style-name="ce3" office:value-type="string">
            <text:p>.6757</text:p>
          </table:table-cell>
          <table:table-cell office:value-type="string">
            <text:p>.6174</text:p>
          </table:table-cell>
          <table:table-cell office:value-type="string">
            <text:p>LOUVAIN15 SMALL</text:p>
          </table:table-cell>
          <table:table-cell table:number-columns-repeated="3"/>
          <table:table-cell office:value-type="string">
            <text:p>Rule</text:p>
          </table:table-cell>
          <table:table-cell table:style-name="ce3" office:value-type="string">
            <text:p>.4524</text:p>
          </table:table-cell>
          <table:table-cell table:style-name="ce3" office:value-type="string">
            <text:p>.4435</text:p>
          </table:table-cell>
          <table:table-cell table:style-name="ce4" office:value-type="string">
            <text:p>.4696</text:p>
          </table:table-cell>
          <table:table-cell table:style-name="ce3" office:value-type="string">
            <text:p>.4408</text:p>
          </table:table-cell>
          <table:table-cell table:style-name="ce3" office:value-type="string">
            <text:p>.4358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5252</text:p>
          </table:table-cell>
          <table:table-cell table:style-name="ce2" office:value-type="string">
            <text:p>.5847</text:p>
          </table:table-cell>
          <table:table-cell office:value-type="string">
            <text:p>.5739</text:p>
          </table:table-cell>
          <table:table-cell table:style-name="ce2" office:value-type="string">
            <text:p>.5934</text:p>
          </table:table-cell>
          <table:table-cell table:style-name="ce1" office:value-type="string">
            <text:p>.6053</text:p>
          </table:table-cell>
          <table:table-cell office:value-type="string">
            <text:p>LOUVAIN15 SMALL</text:p>
          </table:table-cell>
          <table:table-cell table:number-columns-repeated="3"/>
          <table:table-cell office:value-type="string">
            <text:p>Macro </text:p>
          </table:table-cell>
          <table:table-cell table:style-name="ce3" office:value-type="string">
            <text:p>.4600</text:p>
          </table:table-cell>
          <table:table-cell table:style-name="ce3" office:value-type="string">
            <text:p>.4939</text:p>
          </table:table-cell>
          <table:table-cell table:style-name="ce2" office:value-type="string">
            <text:p>.5293</text:p>
          </table:table-cell>
          <table:table-cell table:style-name="ce2" office:value-type="string">
            <text:p>.5292</text:p>
          </table:table-cell>
          <table:table-cell table:style-name="ce1" office:value-type="string">
            <text:p>.5433</text:p>
          </table:table-cell>
          <table:table-cell office:value-type="string">
            <text:p>LOUVAIN SMALL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6253</text:p>
          </table:table-cell>
          <table:table-cell table:style-name="ce2" office:value-type="string">
            <text:p>.7141</text:p>
          </table:table-cell>
          <table:table-cell table:style-name="ce2" office:value-type="string">
            <text:p>.7205</text:p>
          </table:table-cell>
          <table:table-cell table:style-name="ce2" office:value-type="string">
            <text:p>.7285</text:p>
          </table:table-cell>
          <table:table-cell table:style-name="ce1" office:value-type="string">
            <text:p>.7726</text:p>
          </table:table-cell>
          <table:table-cell office:value-type="string">
            <text:p>LOUVAIN15 SMALL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3" office:value-type="string">
            <text:p>.4609</text:p>
          </table:table-cell>
          <table:table-cell table:style-name="ce3" office:value-type="string">
            <text:p>.4680</text:p>
          </table:table-cell>
          <table:table-cell table:style-name="ce3" office:value-type="string">
            <text:p>.5195</text:p>
          </table:table-cell>
          <table:table-cell table:style-name="ce3" office:value-type="string">
            <text:p>.5425</text:p>
          </table:table-cell>
          <table:table-cell table:style-name="ce1" office:value-type="string">
            <text:p>.5439</text:p>
          </table:table-cell>
          <table:table-cell office:value-type="string">
            <text:p>LOUVAIN SMALL</text:p>
          </table:table-cell>
        </table:table-row>
        <table:table-row table:style-name="ro1">
          <table:table-cell table:number-columns-repeated="12"/>
          <table:table-cell table:style-name="ce3" table:number-columns-repeated="5"/>
          <table:table-cell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4" office:value-type="string">
            <text:p>.4286</text:p>
          </table:table-cell>
          <table:table-cell table:style-name="ce3" office:value-type="string">
            <text:p>.3077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333</text:p>
          </table:table-cell>
          <table:table-cell office:value-type="string">
            <text:p>.2857</text:p>
          </table:table-cell>
          <table:table-cell office:value-type="string">
            <text:p>.3529</text:p>
          </table:table-cell>
          <table:table-cell table:number-columns-repeated="2" table:style-name="ce1" office:value-type="string">
            <text:p>.4000</text:p>
          </table:table-cell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Verbal classification</text:p>
          </table:table-cell>
          <table:table-cell table:style-name="ce3" office:value-type="string">
            <text:p>.3571</text:p>
          </table:table-cell>
          <table:table-cell table:style-name="ce3" office:value-type="string">
            <text:p>.4333</text:p>
          </table:table-cell>
          <table:table-cell table:style-name="ce3" office:value-type="string">
            <text:p>.5000</text:p>
          </table:table-cell>
          <table:table-cell table:style-name="ce3" office:value-type="string">
            <text:p>.5172</text:p>
          </table:table-cell>
          <table:table-cell table:style-name="ce1" office:value-type="string">
            <text:p>.6038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1846</text:p>
          </table:table-cell>
          <table:table-cell office:value-type="string">
            <text:p>.2069</text:p>
          </table:table-cell>
          <table:table-cell office:value-type="string">
            <text:p>.2687</text:p>
          </table:table-cell>
          <table:table-cell office:value-type="string">
            <text:p>.3077</text:p>
          </table:table-cell>
          <table:table-cell table:style-name="ce1" office:value-type="string">
            <text:p>.3824</text:p>
          </table:table-cell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Interpretation</text:p>
          </table:table-cell>
          <table:table-cell table:style-name="ce1" office:value-type="string">
            <text:p>.4762</text:p>
          </table:table-cell>
          <table:table-cell table:style-name="ce3" office:value-type="string">
            <text:p>.4027</text:p>
          </table:table-cell>
          <table:table-cell table:style-name="ce3" office:value-type="string">
            <text:p>.4578</text:p>
          </table:table-cell>
          <table:table-cell table:style-name="ce3" office:value-type="string">
            <text:p>.4247</text:p>
          </table:table-cell>
          <table:table-cell table:style-name="ce3" office:value-type="string">
            <text:p>.3649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6536</text:p>
          </table:table-cell>
          <table:table-cell office:value-type="string">
            <text:p>.7861</text:p>
          </table:table-cell>
          <table:table-cell office:value-type="string">
            <text:p>.7955</text:p>
          </table:table-cell>
          <table:table-cell office:value-type="string">
            <text:p>.8306</text:p>
          </table:table-cell>
          <table:table-cell table:style-name="ce1" office:value-type="string">
            <text:p>.8315</text:p>
          </table:table-cell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Precedent</text:p>
          </table:table-cell>
          <table:table-cell table:style-name="ce3" office:value-type="string">
            <text:p>.7593</text:p>
          </table:table-cell>
          <table:table-cell table:style-name="ce3" office:value-type="string">
            <text:p>.7610</text:p>
          </table:table-cell>
          <table:table-cell table:style-name="ce4" office:value-type="string">
            <text:p>.7962</text:p>
          </table:table-cell>
          <table:table-cell table:style-name="ce3" office:value-type="string">
            <text:p>.7758</text:p>
          </table:table-cell>
          <table:table-cell table:style-name="ce3" office:value-type="string">
            <text:p>.7784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00</text:p>
          </table:table-cell>
          <table:table-cell office:value-type="string">
            <text:p>.6122</text:p>
          </table:table-cell>
          <table:table-cell table:style-name="ce1" office:value-type="string">
            <text:p>.6573</text:p>
          </table:table-cell>
          <table:table-cell office:value-type="string">
            <text:p>.6111</text:p>
          </table:table-cell>
          <table:table-cell office:value-type="string">
            <text:p>.6531</text:p>
          </table:table-cell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Rule</text:p>
          </table:table-cell>
          <table:table-cell table:style-name="ce1" office:value-type="string">
            <text:p>.4471</text:p>
          </table:table-cell>
          <table:table-cell table:style-name="ce3" office:value-type="string">
            <text:p>.4215</text:p>
          </table:table-cell>
          <table:table-cell table:style-name="ce3" office:value-type="string">
            <text:p>.4453</text:p>
          </table:table-cell>
          <table:table-cell table:style-name="ce3" office:value-type="string">
            <text:p>.4462</text:p>
          </table:table-cell>
          <table:table-cell table:style-name="ce3" office:value-type="string">
            <text:p>.403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623</text:p>
          </table:table-cell>
          <table:table-cell office:value-type="string">
            <text:p>.3782</text:p>
          </table:table-cell>
          <table:table-cell office:value-type="string">
            <text:p>.4149</text:p>
          </table:table-cell>
          <table:table-cell office:value-type="string">
            <text:p>.4299</text:p>
          </table:table-cell>
          <table:table-cell table:style-name="ce4" office:value-type="string">
            <text:p>.6534</text:p>
          </table:table-cell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Macro </text:p>
          </table:table-cell>
          <table:table-cell table:style-name="ce3" office:value-type="string">
            <text:p>.4079</text:p>
          </table:table-cell>
          <table:table-cell table:style-name="ce3" office:value-type="string">
            <text:p>.4037</text:p>
          </table:table-cell>
          <table:table-cell table:style-name="ce1" office:value-type="string">
            <text:p>.5256</text:p>
          </table:table-cell>
          <table:table-cell table:style-name="ce3" office:value-type="string">
            <text:p>.5185</text:p>
          </table:table-cell>
          <table:table-cell table:style-name="ce3" office:value-type="string">
            <text:p>.4916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312</text:p>
          </table:table-cell>
          <table:table-cell office:value-type="string">
            <text:p>.4661</text:p>
          </table:table-cell>
          <table:table-cell office:value-type="string">
            <text:p>.4843</text:p>
          </table:table-cell>
          <table:table-cell office:value-type="string">
            <text:p>.4806</text:p>
          </table:table-cell>
          <table:table-cell table:style-name="ce4" office:value-type="string">
            <text:p>.8282</text:p>
          </table:table-cell>
          <table:table-cell office:value-type="string">
            <text:p>LOUVAIN15 – WEIGHTED</text:p>
          </table:table-cell>
          <table:table-cell table:number-columns-repeated="3"/>
          <table:table-cell office:value-type="string">
            <text:p>Macro (reliable)</text:p>
          </table:table-cell>
          <table:table-cell table:style-name="ce3" office:value-type="string">
            <text:p>.4021</text:p>
          </table:table-cell>
          <table:table-cell table:style-name="ce3" office:value-type="string">
            <text:p>.3942</text:p>
          </table:table-cell>
          <table:table-cell table:style-name="ce4" office:value-type="string">
            <text:p>.5567</text:p>
          </table:table-cell>
          <table:table-cell table:style-name="ce2" office:value-type="string">
            <text:p>.5502</text:p>
          </table:table-cell>
          <table:table-cell table:style-name="ce3" office:value-type="string">
            <text:p>.4964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.4000</text:p>
          </table:table-cell>
          <table:table-cell table:style-name="ce1" office:value-type="string">
            <text:p>.8571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3158</text:p>
          </table:table-cell>
          <table:table-cell office:value-type="string">
            <text:p>.2759</text:p>
          </table:table-cell>
          <table:table-cell office:value-type="string">
            <text:p>.3333</text:p>
          </table:table-cell>
          <table:table-cell table:style-name="ce1" office:value-type="string">
            <text:p>.3704</text:p>
          </table:table-cell>
          <table:table-cell office:value-type="string">
            <text:p>.3448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030</text:p>
          </table:table-cell>
          <table:table-cell office:value-type="string">
            <text:p>.1791</text:p>
          </table:table-cell>
          <table:table-cell office:value-type="string">
            <text:p>.2154</text:p>
          </table:table-cell>
          <table:table-cell office:value-type="string">
            <text:p>.2769</text:p>
          </table:table-cell>
          <table:table-cell office:value-type="string">
            <text:p>.2500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317</text:p>
          </table:table-cell>
          <table:table-cell office:value-type="string">
            <text:p>.8187</text:p>
          </table:table-cell>
          <table:table-cell office:value-type="string">
            <text:p>.8000</text:p>
          </table:table-cell>
          <table:table-cell office:value-type="string">
            <text:p>.8022</text:p>
          </table:table-cell>
          <table:table-cell table:style-name="ce1" office:value-type="string">
            <text:p>.8268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133</text:p>
          </table:table-cell>
          <table:table-cell office:value-type="string">
            <text:p>.6286</text:p>
          </table:table-cell>
          <table:table-cell table:style-name="ce1" office:value-type="string">
            <text:p>.6573</text:p>
          </table:table-cell>
          <table:table-cell office:value-type="string">
            <text:p>.6358</text:p>
          </table:table-cell>
          <table:table-cell office:value-type="string">
            <text:p>.648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Rule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28</text:p>
          </table:table-cell>
          <table:table-cell office:value-type="string">
            <text:p>.4605</text:p>
          </table:table-cell>
          <table:table-cell office:value-type="string">
            <text:p>.4812</text:p>
          </table:table-cell>
          <table:table-cell office:value-type="string">
            <text:p>.4971</text:p>
          </table:table-cell>
          <table:table-cell table:style-name="ce1" office:value-type="string">
            <text:p>.5854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 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483</text:p>
          </table:table-cell>
          <table:table-cell office:value-type="string">
            <text:p>.6158</text:p>
          </table:table-cell>
          <table:table-cell office:value-type="string">
            <text:p>.6191</text:p>
          </table:table-cell>
          <table:table-cell office:value-type="string">
            <text:p>.6127</text:p>
          </table:table-cell>
          <table:table-cell table:style-name="ce1" office:value-type="string">
            <text:p>.7774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LABE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KNN BALANCED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4000</text:p>
          </table:table-cell>
          <table:table-cell table:style-name="ce1" office:value-type="float" office:value="1">
            <text:p>1</text:p>
          </table:table-cell>
          <table:table-cell office:value-type="string">
            <text:p>LOUVAIN – BALANCED 1,.01</text:p>
          </table:table-cell>
          <table:table-cell office:value-type="float" office:value="5851">
            <text:p>585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352</text:p>
          </table:table-cell>
          <table:table-cell office:value-type="string">
            <text:p>.2381</text:p>
          </table:table-cell>
          <table:table-cell office:value-type="string">
            <text:p>.2000</text:p>
          </table:table-cell>
          <table:table-cell office:value-type="string">
            <text:p>.2632</text:p>
          </table:table-cell>
          <table:table-cell table:style-name="ce1" office:value-type="string">
            <text:p>.2703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759</text:p>
          </table:table-cell>
          <table:table-cell office:value-type="string">
            <text:p>.2352</text:p>
          </table:table-cell>
          <table:table-cell office:value-type="string">
            <text:p>.2388</text:p>
          </table:table-cell>
          <table:table-cell table:style-name="ce1" office:value-type="string">
            <text:p>.2857</text:p>
          </table:table-cell>
          <table:table-cell office:value-type="string">
            <text:p>.2338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068</text:p>
          </table:table-cell>
          <table:table-cell office:value-type="string">
            <text:p>.8268</text:p>
          </table:table-cell>
          <table:table-cell office:value-type="string">
            <text:p>.8177</text:p>
          </table:table-cell>
          <table:table-cell table:style-name="ce1" office:value-type="string">
            <text:p>.8342</text:p>
          </table:table-cell>
          <table:table-cell office:value-type="string">
            <text:p>.8111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90</text:p>
          </table:table-cell>
          <table:table-cell office:value-type="string">
            <text:p>.6434</text:p>
          </table:table-cell>
          <table:table-cell office:value-type="string">
            <text:p>.6533</text:p>
          </table:table-cell>
          <table:table-cell office:value-type="string">
            <text:p>.6579</text:p>
          </table:table-cell>
          <table:table-cell table:style-name="ce1" office:value-type="string">
            <text:p>.6757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34</text:p>
          </table:table-cell>
          <table:table-cell office:value-type="string">
            <text:p>.3887</text:p>
          </table:table-cell>
          <table:table-cell office:value-type="string">
            <text:p>.3820</text:p>
          </table:table-cell>
          <table:table-cell office:value-type="string">
            <text:p>.4882</text:p>
          </table:table-cell>
          <table:table-cell table:style-name="ce1" office:value-type="string">
            <text:p>.5982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853</text:p>
          </table:table-cell>
          <table:table-cell office:value-type="string">
            <text:p>.4901</text:p>
          </table:table-cell>
          <table:table-cell office:value-type="string">
            <text:p>.4903</text:p>
          </table:table-cell>
          <table:table-cell office:value-type="string">
            <text:p>.6307</text:p>
          </table:table-cell>
          <table:table-cell table:style-name="ce1" office:value-type="string">
            <text:p>.8289</text:p>
          </table:table-cell>
          <table:table-cell office:value-type="string">
            <text:p>LOUVAIN – BALANCED 1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.4000</text:p>
          </table:table-cell>
          <table:table-cell table:style-name="ce1" office:value-type="string">
            <text:p>.8571</text:p>
          </table:table-cell>
          <table:table-cell office:value-type="string">
            <text:p>LOUVAIN – BALANCED 1,.02</text:p>
          </table:table-cell>
          <table:table-cell office:value-type="float" office:value="6233">
            <text:p>62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759</text:p>
          </table:table-cell>
          <table:table-cell office:value-type="string">
            <text:p>.1951</text:p>
          </table:table-cell>
          <table:table-cell office:value-type="string">
            <text:p>.2439</text:p>
          </table:table-cell>
          <table:table-cell table:style-name="ce1" office:value-type="string">
            <text:p>.2778</text:p>
          </table:table-cell>
          <table:table-cell office:value-type="string">
            <text:p>.2439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2667</text:p>
          </table:table-cell>
          <table:table-cell office:value-type="string">
            <text:p>.1563</text:p>
          </table:table-cell>
          <table:table-cell office:value-type="string">
            <text:p>.2466</text:p>
          </table:table-cell>
          <table:table-cell office:value-type="string">
            <text:p>.2278</text:p>
          </table:table-cell>
          <table:table-cell office:value-type="string">
            <text:p>.1867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114</text:p>
          </table:table-cell>
          <table:table-cell table:style-name="ce1" office:value-type="string">
            <text:p>.8391</text:p>
          </table:table-cell>
          <table:table-cell office:value-type="string">
            <text:p>.8177</text:p>
          </table:table-cell>
          <table:table-cell office:value-type="string">
            <text:p>.7933</text:p>
          </table:table-cell>
          <table:table-cell office:value-type="string">
            <text:p>.7861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000</text:p>
          </table:table-cell>
          <table:table-cell office:value-type="string">
            <text:p>.6667</text:p>
          </table:table-cell>
          <table:table-cell office:value-type="string">
            <text:p>.6620</text:p>
          </table:table-cell>
          <table:table-cell office:value-type="string">
            <text:p>.6443</text:p>
          </table:table-cell>
          <table:table-cell table:style-name="ce1" office:value-type="string">
            <text:p>.6713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08</text:p>
          </table:table-cell>
          <table:table-cell office:value-type="string">
            <text:p>.4514</text:p>
          </table:table-cell>
          <table:table-cell office:value-type="string">
            <text:p>.4740</text:p>
          </table:table-cell>
          <table:table-cell office:value-type="string">
            <text:p>.4686</text:p>
          </table:table-cell>
          <table:table-cell table:style-name="ce1" office:value-type="string">
            <text:p>.5490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705</text:p>
          </table:table-cell>
          <table:table-cell office:value-type="string">
            <text:p>.6352</text:p>
          </table:table-cell>
          <table:table-cell office:value-type="string">
            <text:p>.6266</text:p>
          </table:table-cell>
          <table:table-cell office:value-type="string">
            <text:p>.6125</text:p>
          </table:table-cell>
          <table:table-cell table:style-name="ce1" office:value-type="string">
            <text:p>.7715</text:p>
          </table:table-cell>
          <table:table-cell office:value-type="string">
            <text:p>LOUVAIN – BALANCED 1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6667</text:p>
          </table:table-cell>
          <table:table-cell office:value-type="string">
            <text:p>.4000</text:p>
          </table:table-cell>
          <table:table-cell table:style-name="ce1" office:value-type="float" office:value="1">
            <text:p>1</text:p>
          </table:table-cell>
          <table:table-cell office:value-type="string">
            <text:p>LOUVAIN – BALANCED 1,.005</text:p>
          </table:table-cell>
          <table:table-cell office:value-type="float" office:value="6387">
            <text:p>638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714</text:p>
          </table:table-cell>
          <table:table-cell office:value-type="string">
            <text:p>.2703</text:p>
          </table:table-cell>
          <table:table-cell office:value-type="string">
            <text:p>.2222</text:p>
          </table:table-cell>
          <table:table-cell table:style-name="ce1" office:value-type="string">
            <text:p>.2632</text:p>
          </table:table-cell>
          <table:table-cell office:value-type="string">
            <text:p>.2500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226</text:p>
          </table:table-cell>
          <table:table-cell office:value-type="string">
            <text:p>.2090</text:p>
          </table:table-cell>
          <table:table-cell office:value-type="string">
            <text:p>.1972</text:p>
          </table:table-cell>
          <table:table-cell office:value-type="string">
            <text:p>.1563</text:p>
          </table:table-cell>
          <table:table-cell office:value-type="string">
            <text:p>.2466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style-name="ce1" office:value-type="string">
            <text:p>.8506</text:p>
          </table:table-cell>
          <table:table-cell office:value-type="string">
            <text:p>.8136</text:p>
          </table:table-cell>
          <table:table-cell office:value-type="string">
            <text:p>.8380</text:p>
          </table:table-cell>
          <table:table-cell office:value-type="string">
            <text:p>.8128</text:p>
          </table:table-cell>
          <table:table-cell office:value-type="string">
            <text:p>.8268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622</text:p>
          </table:table-cell>
          <table:table-cell table:style-name="ce1" office:value-type="string">
            <text:p>.6957</text:p>
          </table:table-cell>
          <table:table-cell office:value-type="string">
            <text:p>.6483</text:p>
          </table:table-cell>
          <table:table-cell office:value-type="string">
            <text:p>.6806</text:p>
          </table:table-cell>
          <table:table-cell office:value-type="string">
            <text:p>.6853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4013</text:p>
          </table:table-cell>
          <table:table-cell office:value-type="string">
            <text:p>.3977</text:p>
          </table:table-cell>
          <table:table-cell office:value-type="string">
            <text:p>.5145</text:p>
          </table:table-cell>
          <table:table-cell office:value-type="string">
            <text:p>.4626</text:p>
          </table:table-cell>
          <table:table-cell table:style-name="ce1" office:value-type="string">
            <text:p>.6017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5042</text:p>
          </table:table-cell>
          <table:table-cell office:value-type="string">
            <text:p>.5031</text:p>
          </table:table-cell>
          <table:table-cell office:value-type="string">
            <text:p>.7176</text:p>
          </table:table-cell>
          <table:table-cell office:value-type="string">
            <text:p>.6311</text:p>
          </table:table-cell>
          <table:table-cell table:style-name="ce1" office:value-type="string">
            <text:p>.8374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.4000</text:p>
          </table:table-cell>
          <table:table-cell office:value-type="string">
            <text:p>.8571</text:p>
          </table:table-cell>
          <table:table-cell table:style-name="ce1" office:value-type="float" office:value="1">
            <text:p>1</text:p>
          </table:table-cell>
          <table:table-cell office:value-type="string">
            <text:p>LOUVAIN – BALANCED .5,.01</text:p>
          </table:table-cell>
          <table:table-cell office:value-type="float" office:value="6693">
            <text:p>669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379</text:p>
          </table:table-cell>
          <table:table-cell table:style-name="ce1" office:value-type="string">
            <text:p>.3448</text:p>
          </table:table-cell>
          <table:table-cell office:value-type="string">
            <text:p>.2778</text:p>
          </table:table-cell>
          <table:table-cell table:number-columns-repeated="2" office:value-type="string">
            <text:p>.2703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2769</text:p>
          </table:table-cell>
          <table:table-cell office:value-type="string">
            <text:p>.2388</text:p>
          </table:table-cell>
          <table:table-cell office:value-type="string">
            <text:p>.2727</text:p>
          </table:table-cell>
          <table:table-cell office:value-type="string">
            <text:p>.1639</text:p>
          </table:table-cell>
          <table:table-cell table:style-name="ce1" office:value-type="string">
            <text:p>.2769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249</text:p>
          </table:table-cell>
          <table:table-cell office:value-type="string">
            <text:p>.8391</text:p>
          </table:table-cell>
          <table:table-cell table:style-name="ce1" office:value-type="string">
            <text:p>.8457</text:p>
          </table:table-cell>
          <table:table-cell office:value-type="string">
            <text:p>.8333</text:p>
          </table:table-cell>
          <table:table-cell office:value-type="string">
            <text:p>.8161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282</text:p>
          </table:table-cell>
          <table:table-cell office:value-type="string">
            <text:p>.6309</text:p>
          </table:table-cell>
          <table:table-cell office:value-type="string">
            <text:p>.6443</text:p>
          </table:table-cell>
          <table:table-cell table:style-name="ce1" office:value-type="string">
            <text:p>.6711</text:p>
          </table:table-cell>
          <table:table-cell office:value-type="string">
            <text:p>.6490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736</text:p>
          </table:table-cell>
          <table:table-cell office:value-type="string">
            <text:p>.4907</text:p>
          </table:table-cell>
          <table:table-cell office:value-type="string">
            <text:p>.4881</text:p>
          </table:table-cell>
          <table:table-cell office:value-type="string">
            <text:p>.5592</text:p>
          </table:table-cell>
          <table:table-cell table:style-name="ce1" office:value-type="string">
            <text:p>.6025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844</text:p>
          </table:table-cell>
          <table:table-cell office:value-type="string">
            <text:p>.6233</text:p>
          </table:table-cell>
          <table:table-cell office:value-type="string">
            <text:p>.6300</text:p>
          </table:table-cell>
          <table:table-cell office:value-type="string">
            <text:p>.7872</text:p>
          </table:table-cell>
          <table:table-cell table:style-name="ce1" office:value-type="string">
            <text:p>.8217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office:value-type="float" office:value="0">
            <text:p>0</text:p>
          </table:table-cell>
          <table:table-cell office:value-type="string">
            <text:p>.6667</text:p>
          </table:table-cell>
          <table:table-cell table:number-columns-repeated="2" office:value-type="string">
            <text:p>.8571</text:p>
          </table:table-cell>
          <table:table-cell table:style-name="ce1" office:value-type="string">
            <text:p>.8889</text:p>
          </table:table-cell>
          <table:table-cell office:value-type="string">
            <text:p>LOUVAIN – BALANCED .5,.02</text:p>
          </table:table-cell>
          <table:table-cell office:value-type="float" office:value="7116">
            <text:p>711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000</text:p>
          </table:table-cell>
          <table:table-cell table:style-name="ce1" office:value-type="string">
            <text:p>.3226</text:p>
          </table:table-cell>
          <table:table-cell office:value-type="string">
            <text:p>.2857</text:p>
          </table:table-cell>
          <table:table-cell office:value-type="string">
            <text:p>.2941</text:p>
          </table:table-cell>
          <table:table-cell office:value-type="string">
            <text:p>.2564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034</text:p>
          </table:table-cell>
          <table:table-cell office:value-type="string">
            <text:p>.2500</text:p>
          </table:table-cell>
          <table:table-cell table:style-name="ce1" office:value-type="string">
            <text:p>.3284</text:p>
          </table:table-cell>
          <table:table-cell office:value-type="string">
            <text:p>.1918</text:p>
          </table:table-cell>
          <table:table-cell office:value-type="string">
            <text:p>.1639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816</text:p>
          </table:table-cell>
          <table:table-cell office:value-type="string">
            <text:p>.8391</text:p>
          </table:table-cell>
          <table:table-cell table:style-name="ce1" office:value-type="string">
            <text:p>.8457</text:p>
          </table:table-cell>
          <table:table-cell office:value-type="string">
            <text:p>.8427</text:p>
          </table:table-cell>
          <table:table-cell office:value-type="string">
            <text:p>.8136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144</text:p>
          </table:table-cell>
          <table:table-cell office:value-type="string">
            <text:p>.6294</text:p>
          </table:table-cell>
          <table:table-cell office:value-type="string">
            <text:p>.6713</text:p>
          </table:table-cell>
          <table:table-cell table:style-name="ce1" office:value-type="string">
            <text:p>.6901</text:p>
          </table:table-cell>
          <table:table-cell office:value-type="string">
            <text:p>.6759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599</text:p>
          </table:table-cell>
          <table:table-cell office:value-type="string">
            <text:p>.5415</text:p>
          </table:table-cell>
          <table:table-cell table:style-name="ce1" office:value-type="string">
            <text:p>.5977</text:p>
          </table:table-cell>
          <table:table-cell office:value-type="string">
            <text:p>.5752</text:p>
          </table:table-cell>
          <table:table-cell office:value-type="string">
            <text:p>.5597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653</text:p>
          </table:table-cell>
          <table:table-cell office:value-type="string">
            <text:p>.7117</text:p>
          </table:table-cell>
          <table:table-cell office:value-type="string">
            <text:p>.7914</text:p>
          </table:table-cell>
          <table:table-cell table:style-name="ce1" office:value-type="string">
            <text:p>.7967</text:p>
          </table:table-cell>
          <table:table-cell office:value-type="string">
            <text:p>.7928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5714</text:p>
          </table:table-cell>
          <table:table-cell office:value-type="string">
            <text:p>.8571</text:p>
          </table:table-cell>
          <table:table-cell table:style-name="ce1" office:value-type="float" office:value="1">
            <text:p>1</text:p>
          </table:table-cell>
          <table:table-cell office:value-type="string">
            <text:p>LOUVAIN – BALANCED .5,.005</text:p>
          </table:table-cell>
          <table:table-cell office:value-type="float" office:value="6655">
            <text:p>66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905</text:p>
          </table:table-cell>
          <table:table-cell table:style-name="ce1" office:value-type="string">
            <text:p>.3571</text:p>
          </table:table-cell>
          <table:table-cell office:value-type="string">
            <text:p>.3030</text:p>
          </table:table-cell>
          <table:table-cell office:value-type="string">
            <text:p>.2564</text:p>
          </table:table-cell>
          <table:table-cell office:value-type="string">
            <text:p>.2439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2899</text:p>
          </table:table-cell>
          <table:table-cell office:value-type="string">
            <text:p>.2466</text:p>
          </table:table-cell>
          <table:table-cell office:value-type="string">
            <text:p>.2388</text:p>
          </table:table-cell>
          <table:table-cell office:value-type="string">
            <text:p>.1905</text:p>
          </table:table-cell>
          <table:table-cell table:style-name="ce1" office:value-type="string">
            <text:p>.3099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539</text:p>
          </table:table-cell>
          <table:table-cell office:value-type="string">
            <text:p>.8523</text:p>
          </table:table-cell>
          <table:table-cell office:value-type="string">
            <text:p>.8295</text:p>
          </table:table-cell>
          <table:table-cell office:value-type="string">
            <text:p>.8306</text:p>
          </table:table-cell>
          <table:table-cell table:style-name="ce1" office:value-type="string">
            <text:p>.8655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174</text:p>
          </table:table-cell>
          <table:table-cell table:style-name="ce1" office:value-type="string">
            <text:p>.6950</text:p>
          </table:table-cell>
          <table:table-cell office:value-type="string">
            <text:p>.6531</text:p>
          </table:table-cell>
          <table:table-cell office:value-type="string">
            <text:p>.6944</text:p>
          </table:table-cell>
          <table:table-cell office:value-type="string">
            <text:p>.6622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903</text:p>
          </table:table-cell>
          <table:table-cell office:value-type="string">
            <text:p>.4302</text:p>
          </table:table-cell>
          <table:table-cell office:value-type="string">
            <text:p>.5192</text:p>
          </table:table-cell>
          <table:table-cell office:value-type="string">
            <text:p>.5658</text:p>
          </table:table-cell>
          <table:table-cell table:style-name="ce1" office:value-type="string">
            <text:p>.6163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905</text:p>
          </table:table-cell>
          <table:table-cell office:value-type="string">
            <text:p>.5158</text:p>
          </table:table-cell>
          <table:table-cell office:value-type="string">
            <text:p>.6847</text:p>
          </table:table-cell>
          <table:table-cell office:value-type="string">
            <text:p>.7941</text:p>
          </table:table-cell>
          <table:table-cell table:style-name="ce1" office:value-type="string">
            <text:p>.8426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 table:style-name="ce1" office:value-type="float" office:value="0">
            <text:p>0</text:p>
          </table:table-cell>
          <table:table-cell office:value-type="string">
            <text:p>LOUVAIN – 1,.01</text:p>
          </table:table-cell>
          <table:table-cell office:value-type="float" office:value="4603">
            <text:p>46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818</text:p>
          </table:table-cell>
          <table:table-cell office:value-type="string">
            <text:p>.4000</text:p>
          </table:table-cell>
          <table:table-cell office:value-type="string">
            <text:p>.3750</text:p>
          </table:table-cell>
          <table:table-cell table:style-name="ce1" office:value-type="string">
            <text:p>.5000</text:p>
          </table:table-cell>
          <table:table-cell office:value-type="string">
            <text:p>.3810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1786</text:p>
          </table:table-cell>
          <table:table-cell office:value-type="string">
            <text:p>.2188</text:p>
          </table:table-cell>
          <table:table-cell office:value-type="string">
            <text:p>.3125</text:p>
          </table:table-cell>
          <table:table-cell table:style-name="ce1" office:value-type="string">
            <text:p>.3385</text:p>
          </table:table-cell>
          <table:table-cell office:value-type="string">
            <text:p>.3143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7453</text:p>
          </table:table-cell>
          <table:table-cell office:value-type="string">
            <text:p>.7861</text:p>
          </table:table-cell>
          <table:table-cell office:value-type="string">
            <text:p>.7886</text:p>
          </table:table-cell>
          <table:table-cell table:style-name="ce1" office:value-type="string">
            <text:p>.7910</text:p>
          </table:table-cell>
          <table:table-cell office:value-type="string">
            <text:p>.7674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2" office:value-type="string">
            <text:p>.5987</text:p>
          </table:table-cell>
          <table:table-cell office:value-type="string">
            <text:p>.6087</text:p>
          </table:table-cell>
          <table:table-cell office:value-type="string">
            <text:p>.5912</text:p>
          </table:table-cell>
          <table:table-cell table:style-name="ce1" office:value-type="string">
            <text:p>.6289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3409</text:p>
          </table:table-cell>
          <table:table-cell office:value-type="string">
            <text:p>.4007</text:p>
          </table:table-cell>
          <table:table-cell office:value-type="string">
            <text:p>.4170</text:p>
          </table:table-cell>
          <table:table-cell table:style-name="ce1" office:value-type="string">
            <text:p>.4441</text:p>
          </table:table-cell>
          <table:table-cell office:value-type="string">
            <text:p>.4183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480</text:p>
          </table:table-cell>
          <table:table-cell office:value-type="string">
            <text:p>.4616</text:p>
          </table:table-cell>
          <table:table-cell table:style-name="ce1" office:value-type="string">
            <text:p>.4658</text:p>
          </table:table-cell>
          <table:table-cell office:value-type="string">
            <text:p>.4607</text:p>
          </table:table-cell>
          <table:table-cell office:value-type="string">
            <text:p>.4655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.5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.5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.5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.6667</text:p>
          </table:table-cell>
          <table:table-cell table:style-name="ce1" office:value-type="float" office:value="1">
            <text:p>1</text:p>
          </table:table-cell>
          <table:table-cell office:value-type="string">
            <text:p>LOUVAIN – BALANCED – SMALL,.01</text:p>
          </table:table-cell>
          <table:table-cell office:value-type="float" office:value="6580">
            <text:p>65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667</text:p>
          </table:table-cell>
          <table:table-cell office:value-type="string">
            <text:p>.2500</text:p>
          </table:table-cell>
          <table:table-cell table:style-name="ce1" office:value-type="string">
            <text:p>.3226</text:p>
          </table:table-cell>
          <table:table-cell office:value-type="string">
            <text:p>.2941</text:p>
          </table:table-cell>
          <table:table-cell office:value-type="string">
            <text:p>.2632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3333</text:p>
          </table:table-cell>
          <table:table-cell office:value-type="string">
            <text:p>.3226</text:p>
          </table:table-cell>
          <table:table-cell office:value-type="string">
            <text:p>.3000</text:p>
          </table:table-cell>
          <table:table-cell table:style-name="ce1" office:value-type="string">
            <text:p>.3611</text:p>
          </table:table-cell>
          <table:table-cell office:value-type="string">
            <text:p>.2295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439</text:p>
          </table:table-cell>
          <table:table-cell office:value-type="string">
            <text:p>.8249</text:p>
          </table:table-cell>
          <table:table-cell office:value-type="string">
            <text:p>.8324</text:p>
          </table:table-cell>
          <table:table-cell table:style-name="ce1" office:value-type="string">
            <text:p>.8764</text:p>
          </table:table-cell>
          <table:table-cell office:value-type="string">
            <text:p>.8045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52</text:p>
          </table:table-cell>
          <table:table-cell office:value-type="string">
            <text:p>.6490</text:p>
          </table:table-cell>
          <table:table-cell office:value-type="string">
            <text:p>.6757</text:p>
          </table:table-cell>
          <table:table-cell table:style-name="ce1" office:value-type="string">
            <text:p>.6944</text:p>
          </table:table-cell>
          <table:table-cell office:value-type="string">
            <text:p>.6897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4178</text:p>
          </table:table-cell>
          <table:table-cell office:value-type="string">
            <text:p>.4093</text:p>
          </table:table-cell>
          <table:table-cell office:value-type="string">
            <text:p>.5595</text:p>
          </table:table-cell>
          <table:table-cell office:value-type="string">
            <text:p>.5785</text:p>
          </table:table-cell>
          <table:table-cell table:style-name="ce1" office:value-type="string">
            <text:p>.5974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964</text:p>
          </table:table-cell>
          <table:table-cell office:value-type="string">
            <text:p>.4913</text:p>
          </table:table-cell>
          <table:table-cell office:value-type="string">
            <text:p>.7249</text:p>
          </table:table-cell>
          <table:table-cell office:value-type="string">
            <text:p>.7458</text:p>
          </table:table-cell>
          <table:table-cell table:style-name="ce1" office:value-type="string">
            <text:p>.8314</text:p>
          </table:table-cell>
          <table:table-cell office:value-type="string">
            <text:p>LOUVAIN – BALANCED – SMALL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6667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LOUVAIN – BALANCED – SMALL,.02</text:p>
          </table:table-cell>
          <table:table-cell office:value-type="float" office:value="6089">
            <text:p>60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1935</text:p>
          </table:table-cell>
          <table:table-cell office:value-type="string">
            <text:p>.2667</text:p>
          </table:table-cell>
          <table:table-cell table:style-name="ce1" office:value-type="string">
            <text:p>.3125</text:p>
          </table:table-cell>
          <table:table-cell office:value-type="string">
            <text:p>.2439</text:p>
          </table:table-cell>
          <table:table-cell office:value-type="string">
            <text:p>.2703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style-name="ce1" office:value-type="string">
            <text:p>.3846</text:p>
          </table:table-cell>
          <table:table-cell office:value-type="string">
            <text:p>.2333</text:p>
          </table:table-cell>
          <table:table-cell office:value-type="string">
            <text:p>.2581</text:p>
          </table:table-cell>
          <table:table-cell office:value-type="string">
            <text:p>.2609</text:p>
          </table:table-cell>
          <table:table-cell office:value-type="string">
            <text:p>.2857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353</text:p>
          </table:table-cell>
          <table:table-cell office:value-type="string">
            <text:p>.7978</text:p>
          </table:table-cell>
          <table:table-cell office:value-type="string">
            <text:p>.8343</text:p>
          </table:table-cell>
          <table:table-cell table:style-name="ce1" office:value-type="string">
            <text:p>.8380</text:p>
          </table:table-cell>
          <table:table-cell office:value-type="string">
            <text:p>.8140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452</text:p>
          </table:table-cell>
          <table:table-cell office:value-type="string">
            <text:p>.6622</text:p>
          </table:table-cell>
          <table:table-cell office:value-type="string">
            <text:p>.6490</text:p>
          </table:table-cell>
          <table:table-cell table:style-name="ce1" office:value-type="string">
            <text:p>.6950</text:p>
          </table:table-cell>
          <table:table-cell office:value-type="string">
            <text:p>.6944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4117</text:p>
          </table:table-cell>
          <table:table-cell office:value-type="string">
            <text:p>.3920</text:p>
          </table:table-cell>
          <table:table-cell office:value-type="string">
            <text:p>.5441</text:p>
          </table:table-cell>
          <table:table-cell office:value-type="string">
            <text:p>.4076</text:p>
          </table:table-cell>
          <table:table-cell table:style-name="ce1" office:value-type="string">
            <text:p>.6129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935</text:p>
          </table:table-cell>
          <table:table-cell office:value-type="string">
            <text:p>.4866</text:p>
          </table:table-cell>
          <table:table-cell office:value-type="string">
            <text:p>.7167</text:p>
          </table:table-cell>
          <table:table-cell office:value-type="string">
            <text:p>.5110</text:p>
          </table:table-cell>
          <table:table-cell table:style-name="ce1" office:value-type="string">
            <text:p>.8361</text:p>
          </table:table-cell>
          <table:table-cell office:value-type="string">
            <text:p>LOUVAIN – BALANCED – SMALL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8571</text:p>
          </table:table-cell>
          <table:table-cell office:value-type="string">
            <text:p>.4000</text:p>
          </table:table-cell>
          <table:table-cell table:style-name="ce1" office:value-type="float" office:value="1">
            <text:p>1</text:p>
          </table:table-cell>
          <table:table-cell office:value-type="string">
            <text:p>LOUVAIN – BALANCED – SMALL,.005</text:p>
          </table:table-cell>
          <table:table-cell office:value-type="float" office:value="6523">
            <text:p>652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erbal classification</text:p>
          </table:table-cell>
          <table:table-cell office:value-type="string">
            <text:p>.2500</text:p>
          </table:table-cell>
          <table:table-cell office:value-type="string">
            <text:p>.2759</text:p>
          </table:table-cell>
          <table:table-cell table:number-columns-repeated="2" table:style-name="ce1" office:value-type="string">
            <text:p>.3125</text:p>
          </table:table-cell>
          <table:table-cell office:value-type="string">
            <text:p>.2439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office:value-type="string">
            <text:p>.3333</text:p>
          </table:table-cell>
          <table:table-cell office:value-type="string">
            <text:p>.3448</text:p>
          </table:table-cell>
          <table:table-cell office:value-type="string">
            <text:p>.3607</text:p>
          </table:table-cell>
          <table:table-cell office:value-type="string">
            <text:p>.2941</text:p>
          </table:table-cell>
          <table:table-cell table:style-name="ce1" office:value-type="string">
            <text:p>.3548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office:value-type="string">
            <text:p>.8421</text:p>
          </table:table-cell>
          <table:table-cell office:value-type="string">
            <text:p>.8268</text:p>
          </table:table-cell>
          <table:table-cell office:value-type="string">
            <text:p>.8457</text:p>
          </table:table-cell>
          <table:table-cell office:value-type="string">
            <text:p>.8409</text:p>
          </table:table-cell>
          <table:table-cell table:style-name="ce1" office:value-type="string">
            <text:p>.8539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.6323</text:p>
          </table:table-cell>
          <table:table-cell table:style-name="ce1" office:value-type="string">
            <text:p>.6759</text:p>
          </table:table-cell>
          <table:table-cell office:value-type="string">
            <text:p>.6711</text:p>
          </table:table-cell>
          <table:table-cell office:value-type="string">
            <text:p>.6622</text:p>
          </table:table-cell>
          <table:table-cell table:style-name="ce1" office:value-type="string">
            <text:p>.6759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office:value-type="string">
            <text:p>.4115</text:p>
          </table:table-cell>
          <table:table-cell office:value-type="string">
            <text:p>.4247</text:p>
          </table:table-cell>
          <table:table-cell office:value-type="string">
            <text:p>.6094</text:p>
          </table:table-cell>
          <table:table-cell office:value-type="string">
            <text:p>.5019</text:p>
          </table:table-cell>
          <table:table-cell table:style-name="ce1" office:value-type="string">
            <text:p>.6257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office:value-type="string">
            <text:p>.4915</text:p>
          </table:table-cell>
          <table:table-cell office:value-type="string">
            <text:p>.5009</text:p>
          </table:table-cell>
          <table:table-cell office:value-type="string">
            <text:p>.7913</text:p>
          </table:table-cell>
          <table:table-cell office:value-type="string">
            <text:p>.6344</text:p>
          </table:table-cell>
          <table:table-cell table:style-name="ce1" office:value-type="string">
            <text:p>.8433</text:p>
          </table:table-cell>
          <table:table-cell office:value-type="string">
            <text:p>LOUVAIN – BALANCED – SMALL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SMALL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SMALL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Authoritative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erbal classification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terpretation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ecedent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le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 (reliable)</text:p>
          </table:table-cell>
          <table:table-cell table:number-columns-repeated="5"/>
          <table:table-cell office:value-type="string">
            <text:p>LOUVAIN – SMALL,.005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3">03/02/2025</text:date>, <text:time>21.50.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H1M38S</meta:editing-duration>
    <meta:editing-cycles>244</meta:editing-cycles>
    <meta:generator>OpenOffice/4.1.14$Win32 OpenOffice.org_project/4114m1$Build-9811</meta:generator>
    <dc:date>2025-02-03T21:50:07.46</dc:date>
    <meta:document-statistic meta:table-count="3" meta:cell-count="1159" meta:object-count="0"/>
    <meta:user-defined meta:name="Info 1"/>
    <meta:user-defined meta:name="Info 2"/>
    <meta:user-defined meta:name="Info 3"/>
    <meta:user-defined meta:name="Info 4"/>
  </office:meta>
</office:document-meta>
</file>